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91e4" officeooo:paragraph-rsid="001491e4"/>
    </style:style>
    <style:style style:name="P2" style:family="paragraph" style:parent-style-name="Standard">
      <style:text-properties officeooo:rsid="00166d1e" officeooo:paragraph-rsid="00166d1e"/>
    </style:style>
    <style:style style:name="P3" style:family="paragraph" style:parent-style-name="Standard">
      <style:text-properties fo:font-size="10.5pt" officeooo:rsid="001491e4" officeooo:paragraph-rsid="001491e4" style:font-size-asian="10.5pt" style:font-size-complex="10.5pt"/>
    </style:style>
    <style:style style:name="P4" style:family="paragraph" style:parent-style-name="Standard">
      <style:text-properties fo:font-size="10.5pt" officeooo:rsid="00166d1e" officeooo:paragraph-rsid="00166d1e" style:font-size-asian="10.5pt" style:font-size-complex="10.5pt"/>
    </style:style>
    <style:style style:name="P5" style:family="paragraph" style:parent-style-name="Standard">
      <style:text-properties fo:font-size="10.5pt" fo:font-weight="normal" officeooo:rsid="00166d1e" officeooo:paragraph-rsid="00166d1e" style:font-size-asian="9.14999961853027pt" style:font-weight-asian="normal" style:font-size-complex="10.5pt" style:font-weight-complex="normal"/>
    </style:style>
    <style:style style:name="P6" style:family="paragraph" style:parent-style-name="Standard">
      <style:text-properties fo:font-size="12pt" fo:font-weight="bold" officeooo:rsid="001491e4" officeooo:paragraph-rsid="001491e4" style:font-size-asian="12pt" style:font-weight-asian="bold" style:font-size-complex="12pt" style:font-weight-complex="bold"/>
    </style:style>
    <style:style style:name="T1" style:family="text">
      <style:text-properties officeooo:rsid="00166d1e"/>
    </style:style>
    <style:style style:name="T2" style:family="text">
      <style:text-properties fo:font-size="12pt" fo:font-weight="bold" officeooo:rsid="00166d1e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ção de testes:</text:p>
      <text:p text:style-name="P1"/>
      <text:p text:style-name="P1">Deverão ser testados os requisitos que estão funcionando de acordo com o esperado.</text:p>
      <text:p text:style-name="P1"/>
      <text:p text:style-name="P1">Testes de servidor:</text:p>
      <text:p text:style-name="P2">Garantir que cada matrícula seja única</text:p>
      <text:p text:style-name="P2">Garantir que os dados recebidos sejam salvos no servidor em arquivo</text:p>
      <text:p text:style-name="P1"/>
      <text:p text:style-name="P1">Testes de banco:</text:p>
      <text:p text:style-name="P1">Garantir que toda resposta tenha uma pergunta</text:p>
      <text:p text:style-name="P1"/>
      <text:p text:style-name="P1">Testes da aplicação: </text:p>
      <text:p text:style-name="P1"><text:tab/><text:span text:style-name="T2">Pacote 1</text:span></text:p>
      <text:p text:style-name="P3">Garantir que carregue todas fases do módulo classificação</text:p>
      <text:p text:style-name="P3">Garantir que carregue todas fases do módulo resolução</text:p>
      <text:p text:style-name="P3">Testar que quantidade de perguntas de classificação é 20.</text:p>
      <text:p text:style-name="P3">Testar que quantidade de cartas de resolução sejam 20</text:p>
      <text:p text:style-name="P3">Testar que jogo da memória tenha apenas 10 equações perguntas</text:p>
      <text:p text:style-name="P3">Testar que jogo da memória tenha apenas 10 equações respostas</text:p>
      <text:p text:style-name="P3">Testar que cada pergunta do jogo tenha 1 e apenas uma resposta</text:p>
      <text:p text:style-name="P3">Testar que apenas duas cartas estejam viradas para cima mostrando seu conteúdo</text:p>
      <text:p text:style-name="P3">Testar que primeira carta a ser virada seja a primera a ser escondida</text:p>
      <text:p text:style-name="P3">Testar em classificação que cada pergunta só tenha uma resposta correta</text:p>
      <text:p text:style-name="P3">Testar em classificação que cada pergunta tenham 4 alternativas diferentes</text:p>
      <text:p text:style-name="P6"><text:tab/><text:span text:style-name="T1">Pacote 2</text:span></text:p>
      <text:p text:style-name="P5">Garantir que ao enviar estatística a quantidade de vezes jogado zere para o módulo 1 e 2.</text:p>
      <text:p text:style-name="P5">Garantir que ao enviar estatística o tempo <text:s/>total de cada fase zere para o módulo 1 e 2.</text:p>
      <text:p text:style-name="P5">Garantir que ao zerar a quantidade de vezes jogado apague todas as informações das vezes</text:p>
      <text:p text:style-name="P4">Garantir que ao enviar estatísticas ao servidor a informação a respeito das fases completas nos módulos permaneça a mesma.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5:11:07.968555002</meta:creation-date>
    <dc:date>2016-02-11T15:40:09.604295216</dc:date>
    <meta:editing-duration>PT18M51S</meta:editing-duration>
    <meta:editing-cycles>1</meta:editing-cycles>
    <meta:document-statistic meta:table-count="0" meta:image-count="0" meta:object-count="0" meta:page-count="1" meta:paragraph-count="25" meta:word-count="234" meta:character-count="1409" meta:non-whitespace-character-count="1196"/>
    <meta:generator>LibreOffice/5.1.2.2$Linux_X86_64 LibreOffice_project/10m0$Build-2</meta:generator>
  </office:meta>
</office:document-meta>
</file>